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Publisher.setDestination( final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Publisher.setTemplate( final JmsTemplat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Publisher.publishMessage( final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Publisher.createMessag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